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Menlo" fo:font-size="9pt" officeooo:rsid="00206d15" officeooo:paragraph-rsid="00042a6c"/>
    </style:style>
    <style:style style:name="P5" style:family="paragraph" style:parent-style-name="Preformatted_20_Text">
      <style:text-properties fo:color="#000000" style:font-name="Menlo" fo:font-size="9pt" officeooo:rsid="001685ce" officeooo:paragraph-rsid="00042a6c"/>
    </style:style>
    <style:style style:name="P6" style:family="paragraph" style:parent-style-name="Preformatted_20_Text">
      <style:text-properties fo:color="#000000" style:font-name="Liberation Serif" fo:font-size="12pt" officeooo:rsid="00202f5b" officeooo:paragraph-rsid="00042a6c" style:font-size-asian="12pt" style:font-size-complex="12pt"/>
    </style:style>
    <style:style style:name="P7" style:family="paragraph" style:parent-style-name="Preformatted_20_Text">
      <style:text-properties officeooo:rsid="00202f5b" officeooo:paragraph-rsid="00042a6c"/>
    </style:style>
    <style:style style:name="P8" style:family="paragraph" style:parent-style-name="Preformatted_20_Text">
      <style:text-properties officeooo:rsid="0027df48" officeooo:paragraph-rsid="00042a6c"/>
    </style:style>
    <style:style style:name="P9" style:family="paragraph" style:parent-style-name="Preformatted_20_Text">
      <style:text-properties officeooo:rsid="0018a34c" officeooo:paragraph-rsid="0018a34c"/>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11"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12"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13"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4"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5"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1ce512" officeooo:paragraph-rsid="001ce512" style:font-weight-asian="bold" style:font-weight-complex="bold"/>
    </style:style>
    <style:style style:name="P16"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1e0c80" officeooo:paragraph-rsid="001e0c80" style:font-weight-asian="bold" style:font-weight-complex="bold"/>
    </style:style>
    <style:style style:name="P17"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18"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e0c80" officeooo:paragraph-rsid="001e0c80" style:font-weight-asian="normal" style:font-weight-complex="normal"/>
    </style:style>
    <style:style style:name="P19"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20"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2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15a3c4" officeooo:paragraph-rsid="0015a3c4"/>
    </style:style>
    <style:style style:name="P2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2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2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2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JetBrains Mono" fo:font-size="9.80000019073486pt" officeooo:rsid="0015a3c4" officeooo:paragraph-rsid="0015a3c4"/>
    </style:style>
    <style:style style:name="P2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27" style:family="paragraph" style:parent-style-name="Standard">
      <style:text-properties officeooo:rsid="00024706" officeooo:paragraph-rsid="00042a6c"/>
    </style:style>
    <style:style style:name="P28"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29"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30" style:family="paragraph" style:parent-style-name="Standard">
      <style:text-properties officeooo:rsid="00042a6c" officeooo:paragraph-rsid="00042a6c"/>
    </style:style>
    <style:style style:name="P31" style:family="paragraph" style:parent-style-name="Standard">
      <style:text-properties officeooo:rsid="001ff018" officeooo:paragraph-rsid="00042a6c"/>
    </style:style>
    <style:style style:name="P32" style:family="paragraph" style:parent-style-name="Standard">
      <style:text-properties fo:color="#000000" style:font-name="Menlo" fo:font-size="9pt" officeooo:rsid="001ff018" officeooo:paragraph-rsid="00042a6c"/>
    </style:style>
    <style:style style:name="P33" style:family="paragraph" style:parent-style-name="Standard">
      <style:text-properties fo:color="#000000" style:font-name="Menlo" fo:font-size="9pt" officeooo:rsid="00206d15" officeooo:paragraph-rsid="00042a6c"/>
    </style:style>
    <style:style style:name="P34" style:family="paragraph" style:parent-style-name="Standard">
      <style:text-properties fo:color="#000000" style:font-name="Menlo" fo:font-size="9pt" officeooo:rsid="00206d15" officeooo:paragraph-rsid="0018a34c"/>
    </style:style>
    <style:style style:name="P35" style:family="paragraph" style:parent-style-name="Standard">
      <style:text-properties fo:color="#000000" style:font-name="Menlo" fo:font-size="9pt" officeooo:rsid="00202f5b" officeooo:paragraph-rsid="00042a6c"/>
    </style:style>
    <style:style style:name="P36" style:family="paragraph" style:parent-style-name="Standard">
      <style:text-properties fo:color="#000000" style:font-name="Menlo" fo:font-size="9pt" officeooo:rsid="0018a34c" officeooo:paragraph-rsid="0018a34c"/>
    </style:style>
    <style:style style:name="P37" style:family="paragraph" style:parent-style-name="Standard">
      <style:text-properties fo:color="#000000" style:font-name="Liberation Serif" fo:font-size="12pt" officeooo:rsid="00202f5b" officeooo:paragraph-rsid="00042a6c" style:font-size-asian="12pt" style:font-size-complex="12pt"/>
    </style:style>
    <style:style style:name="P38" style:family="paragraph" style:parent-style-name="Standard">
      <style:text-properties officeooo:paragraph-rsid="00042a6c"/>
    </style:style>
    <style:style style:name="P39" style:family="paragraph" style:parent-style-name="Standard">
      <style:text-properties style:font-name="Liberation Serif" fo:font-size="12pt" officeooo:rsid="00202f5b" officeooo:paragraph-rsid="00042a6c" style:font-size-asian="12pt" style:font-size-complex="12pt"/>
    </style:style>
    <style:style style:name="P40" style:family="paragraph" style:parent-style-name="Standard">
      <style:text-properties officeooo:rsid="00115ef6" officeooo:paragraph-rsid="00042a6c"/>
    </style:style>
    <style:style style:name="P41" style:family="paragraph" style:parent-style-name="Standard">
      <style:text-properties officeooo:rsid="000c9061" officeooo:paragraph-rsid="000c9061"/>
    </style:style>
    <style:style style:name="P42" style:family="paragraph" style:parent-style-name="Standard">
      <style:text-properties officeooo:rsid="00206d15" officeooo:paragraph-rsid="0018a34c"/>
    </style:style>
    <style:style style:name="P43" style:family="paragraph" style:parent-style-name="Preformatted_20_Text" style:list-style-name="L2">
      <style:text-properties officeooo:paragraph-rsid="00042a6c"/>
    </style:style>
    <style:style style:name="P44"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45"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3b0ea" officeooo:paragraph-rsid="0023b0ea"/>
    </style:style>
    <style:style style:name="P46"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paragraph-rsid="0023b0ea"/>
    </style:style>
    <style:style style:name="P47" style:family="paragraph" style:parent-style-name="Standard" style:list-style-name="L1">
      <style:text-properties officeooo:rsid="001ff018" officeooo:paragraph-rsid="00042a6c"/>
    </style:style>
    <style:style style:name="P48" style:family="paragraph" style:parent-style-name="Standard" style:list-style-name="L3">
      <style:text-properties style:font-name="Liberation Sans" officeooo:paragraph-rsid="0006d111"/>
    </style:style>
    <style:style style:name="P49" style:family="paragraph" style:parent-style-name="Standard" style:list-style-name="L3">
      <style:text-properties style:font-name="Liberation Sans" officeooo:paragraph-rsid="00071c05"/>
    </style:style>
    <style:style style:name="P50" style:family="paragraph" style:parent-style-name="Standard" style:list-style-name="L3">
      <style:text-properties style:font-name="Liberation Sans" officeooo:rsid="00216a91" officeooo:paragraph-rsid="0006d111"/>
    </style:style>
    <style:style style:name="P51"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52"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fo:font-weight="normal" officeooo:rsid="001ce512" officeooo:paragraph-rsid="001ce512" style:font-weight-asian="normal" style:font-weight-complex="normal"/>
    </style:style>
    <style:style style:name="P53" style:family="paragraph" style:parent-style-name="Standard" style:list-style-name="L5">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style:style style:name="T39" style:family="text">
      <style:text-properties officeooo:rsid="001948f3"/>
    </style:style>
    <style:style style:name="T40" style:family="text">
      <style:text-properties officeooo:rsid="001ce512"/>
    </style:style>
    <style:style style:name="T41" style:family="text">
      <style:text-properties officeooo:rsid="001d4913"/>
    </style:style>
    <style:style style:name="T42" style:family="text">
      <style:text-properties officeooo:rsid="0021a2dd"/>
    </style:style>
    <style:style style:name="T43" style:family="text">
      <style:text-properties officeooo:rsid="0023b0ea"/>
    </style:style>
    <style:style style:name="T44" style:family="text">
      <style:text-properties fo:color="#080808" style:font-name="JetBrains Mono" fo:font-size="9.80000019073486pt"/>
    </style:style>
    <style:style style:name="T45" style:family="text">
      <style:text-properties fo:color="#080808" style:font-name="JetBrains Mono" fo:font-size="9.80000019073486pt" officeooo:rsid="0023b0ea"/>
    </style:style>
    <style:style style:name="T46" style:family="text">
      <style:text-properties fo:color="#080808" style:font-name="JetBrains Mono" fo:font-size="9.80000019073486pt" officeooo:rsid="0025a8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IZOP <text:span text:style-name="T1">SPECIFICATION</text:span></text:p>
      <text:p text:style-name="P29">VIEWPORTS – <text:span text:style-name="T33">IMPLEMENTATION IN CODE</text:span></text:p>
      <text:p text:style-name="P28"/>
      <text:p text:style-name="P40">Level: <text:span text:style-name="T33">4</text:span></text:p>
      <text:p text:style-name="P41">Spec file number: 402</text:p>
      <text:p text:style-name="P27">Version: 0.1 (under initial construction)</text:p>
      <text:p text:style-name="P27"/>
      <text:p text:style-name="P30">INTRODUCTION</text:p>
      <text:p text:style-name="P31">A <text:span text:style-name="T2">Viewport</text:span> is a definition of how the data in the project can be viewed by the user. Examples of <text:span text:style-name="T2">Viewports</text:span> are:</text:p>
      <text:list xml:id="list2339138034" text:style-name="L1">
        <text:list-item>
          <text:p text:style-name="P47">Fault tree <text:span text:style-name="T2">(editable tree diagram)</text:span></text:p>
        </text:list-item>
        <text:list-item>
          <text:p text:style-name="P47">HAZOP worksheet</text:p>
        </text:list-item>
        <text:list-item>
          <text:p text:style-name="P47">Alarm rationalization study worksheet</text:p>
        </text:list-item>
        <text:list-item>
          <text:p text:style-name="P47">Project information</text:p>
        </text:list-item>
      </text:list>
      <text:p text:style-name="P31"/>
      <text:p text:style-name="P31">Vizop displays one <text:span text:style-name="T2">Viewport</text:span> at a time in the <text:span text:style-name="T2">data</text:span> panel of its Control Frame. <text:span text:style-name="T40">Additional Viewports can be displayed in other frames (not yet implemented). Viewports can be designed for screen display, printing, and/or exporting to file.</text:span></text:p>
      <text:p text:style-name="P31"/>
      <text:p text:style-name="P31">IMPLEMENTATION OF <text:span text:style-name="T2">VIEWPORTS IN CODE</text:span></text:p>
      <text:p text:style-name="P38"><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32"/>
      <text:p text:style-name="P39"><text:span text:style-name="T21">T</text:span><text:span text:style-name="T4">he class must have the following attributes:</text:span></text:p>
      <text:p text:style-name="P1">IsBaseClass<text:span text:style-name="T22"> (bool) – must be False</text:span></text:p>
      <text:list xml:id="list3090568498" text:style-name="L2">
        <text:list-item>
          <text:p text:style-name="P43"><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33">ID (str)</text:p>
      <text:p text:style-name="P33">PaintNeeded (bool)</text:p>
      <text:p text:style-name="P4">PreferredControlPanelAspect <text:span text:style-name="T38">(str; internal name of a control panel aspect that should be shown when this Viewport is activated)</text:span></text:p>
      <text:p text:style-name="P35"/>
      <text:p text:style-name="P37">The class <text:span text:style-name="T39">instance </text:span>must have the following methods:</text:p>
      <text:p text:style-name="P1">PrepareFullDisplay(XMLData<text:span text:style-name="T24">=root element of XML tree)</text:span></text:p>
      <text:p text:style-name="P7"><text:span text:style-name="T5">RenderInDC(DC </text:span><text:span text:style-name="T8">(DC instance)</text:span><text:span text:style-name="T5">, </text:span><text:span text:style-name="T25">FullRefresh</text:span><text:span text:style-name="T5"> </text:span><text:span text:style-name="T8">(bool))</text:span></text:p>
      <text:p text:style-name="P7"><text:span text:style-name="T8">ReleaseDisplayDevice</text:span><text:span text:style-name="T9">(DisplayDevice)</text:span></text:p>
      <text:p text:style-name="P8"><text:span text:style-name="T9">A</text:span><text:span text:style-name="T5">llClickableObjects(SelectedOnly (bool), VisibleOnly (bool)) – </text:span><text:span text:style-name="T15">objects with special mouse click handlers (no need to list normal wx widgets)</text:span></text:p>
      <text:p text:style-name="P5"/>
      <text:p text:style-name="P9"><text:span text:style-name="T15">T</text:span><text:span text:style-name="T5">he following instance attributes are required:</text:span></text:p>
      <text:p text:style-name="P42"><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36">DatacoreHandler (an object containing methods for handling incoming datacore requests. If PHAObj is not None, this will be the same as PHAObj. Otherwise, it must contain a suitable datacore class instance, which could be self)</text:p>
      <text:p text:style-name="P34"/>
      <text:p text:style-name="P6">The following <text:span text:style-name="T37">instance</text:span> methods are optional:</text:p>
      <text:p text:style-name="P19"><text:span text:style-name="T5">HandleMouseLDragEnd(ScreenX, ScreenY, </text:span><text:span text:style-name="T25">Dragged</text:span><text:span text:style-name="T26">)</text:span></text:p>
      <text:p text:style-name="P19"><text:soft-page-break/><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9"><text:span text:style-name="T26">HandleMouse</text:span><text:span text:style-name="T27">L</text:span><text:span text:style-name="T26">Click(ScreenX, ScreenY, CanStartDrag, CanSelect</text:span><text:span text:style-name="T27">)</text:span></text:p>
      <text:p text:style-name="P19"><text:span text:style-name="T26">HandleMouseMClick(ScreenX, ScreenY, CanStartDrag, CanSelect</text:span><text:span text:style-name="T27">)</text:span></text:p>
      <text:p text:style-name="P19"><text:span text:style-name="T26">HandleMouse</text:span><text:span text:style-name="T27">R</text:span><text:span text:style-name="T26">Click(ScreenX, ScreenY, CanStartDrag, CanSelect</text:span><text:span text:style-name="T27">)</text:span></text:p>
      <text:p text:style-name="P26"><text:span text:style-name="T27">A</text:span><text:span text:style-name="T25">ddNewAssociatedText (required if the PHA model supports associated texts)</text:span></text:p>
      <text:p text:style-name="P21">ChangeAssociatedText (ditto)</text:p>
      <text:p text:style-name="P21">DeleteAssociatedText (ditto)</text:p>
      <text:p text:style-name="P25">GetMilestoneData</text:p>
      <text:p text:style-name="P20"/>
      <text:p text:style-name="P23">If the Viewport has no associated PHA model, it needs to provide the following datacore methods:</text:p>
      <text:p text:style-name="P24">GetFullRedrawData() - a class method</text:p>
      <text:p text:style-name="P23"/>
      <text:p text:style-name="P22"/>
      <text:p text:style-name="P22">The <text:span text:style-name="T36">Viewport</text:span> will be assigned the following attributes by existing code:</text:p>
      <text:p text:style-name="P20">C2DSocketREP</text:p>
      <text:p text:style-name="P20">D2CSocketREQ</text:p>
      <text:p text:style-name="P10">D2CSocketREQObj</text:p>
      <text:p text:style-name="P10">C2DSocketREPObj</text:p>
      <text:p text:style-name="P45">MAKING A NEW VIEWPORT CLASS AVAILABLE</text:p>
      <text:p text:style-name="P46"><text:span text:style-name="T43">Viewport subclasses are registered by display_utilities.ViewportMetaClass when Vizop first encounters the subclass definition. The register is kept in </text:span><text:span text:style-name="T44">ViewportMetaClass.ViewportClasses</text:span><text:span text:style-name="T45">. A new Viewport instance can be created only if the respective subclass is registered. To ensure it is registe</text:span><text:span text:style-name="T46">red, ensure the subclass definition sets the class attrib “IsBaseClass” to False.</text:span></text:p>
      <text:p text:style-name="P11">CREATING A NEW VIEWPORT <text:span text:style-name="T43">INSTANCE</text:span></text:p>
      <text:p text:style-name="P11">A request to create a new Viewport always starts in the Control Frame (not in the datacore). The process starts by invoking controlframe.DoNewViewportCommand. Then the following sequence of steps is followed:</text:p>
      <text:list xml:id="list2643253257" text:style-name="L3">
        <text:list-item>
          <text:p text:style-name="P48"><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49"><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48"><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50">vizop_misc.ListenToSockets</text:p>
        </text:list-item>
        <text:list-item>
          <text:p text:style-name="P50">ControlFrame.DatacoreHandleRequestFromControlFrame</text:p>
        </text:list-item>
        <text:list-item>
          <text:p text:style-name="P48"><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50">ListenToSockets Sends RP_NewDispModel as reply.</text:p>
        </text:list-item>
        <text:list-item>
          <text:p text:style-name="P50">ControlFrame.OnIdle checks sockets for incoming messages by invoking:</text:p>
        </text:list-item>
        <text:list-item>
          <text:p text:style-name="P50">ControlFrame.CheckForIncomingMessages</text:p>
        </text:list-item>
        <text:list-item>
          <text:p text:style-name="P50">vizop_misc.ListenToSockets</text:p>
        </text:list-item>
        <text:list-item>
          <text:p text:style-name="P50">ControlFrame.HandleIncomingReplyToControlFrame</text:p>
        </text:list-item>
        <text:list-item>
          <text:p text:style-name="P48"><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51"><text:soft-page-break/>ControlFrame.ShowDispModel. Replies OK back through chain as far as ListenToSockets.</text:p>
        </text:list-item>
      </text:list>
      <text:p text:style-name="P15">HOW VIEWPORTS ARE MANAGED IN DATA STRUCTURES</text:p>
      <text:p text:style-name="P17">Each Viewport exists as 2 separate entities:</text:p>
      <text:list xml:id="list2403457905" text:style-name="L4">
        <text:list-item>
          <text:p text:style-name="P52">On the client side (i.e. the instance of Vizop where the Viewport is actually displayed), Viewports are instances of their respective Viewport class. All Viewports created since inception of the Vizop instance are held in the project's attribute ClientViewports. Even if a Viewport has been destroyed, it is still kept in ClientViewports so that, if the user asks for the same Viewport again after destroying it (e.g. action items list), it can easily be restored with the same general appearance as it had before. Also, keeping destroyed Viewports means the attributes can be sent to datacore when needed to save them in the project file.<text:line-break/><text:span text:style-name="T41">Formerly, only visible Viewports were in a project attribute called ActiveViewports, while destroyed Viewports were retained on datacore side only (see below).</text:span></text:p>
        </text:list-item>
        <text:list-item>
          <text:p text:style-name="P52">On the datacore side, Viewports are instances of ViewportShadow class. Each Viewport in every client created since inception of the Vizop instance handling the datacore is held in the project's attribute <text:span text:style-name="T42">All</text:span>ViewportShadows. </text:p>
        </text:list-item>
      </text:list>
      <text:p text:style-name="P17">Matching of client side Viewports and datacore ViewportShadows is done through their IDs. This means that they need to have the same ID.</text:p>
      <text:p text:style-name="P16">SETTING A VIEWPORT AS “NOT IN USE”</text:p>
      <text:p text:style-name="P18">A “not in use” Viewport is currently not visible, not attached to any display device on the client side, and not attached to any PHA object on datacore side. As described above, it is kept in case the user asks for the same kind of Viewport again later.</text:p>
      <text:p text:style-name="P18">On datacore side: DatacoreSetViewportAsNotInUse()</text:p>
      <text:p text:style-name="P17"/>
      <text:p text:style-name="P14">SWITCHING TO ANOTHER PHA OBJECT</text:p>
      <text:p text:style-name="P13">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13">The flow of control is as follows:</text:p>
      <text:list xml:id="list1982417825" text:style-name="L5">
        <text:list-item>
          <text:p text:style-name="P53">Choice widget handler receives the user input.</text:p>
        </text:list-item>
        <text:list-item>
          <text:p text:style-name="P53">Calls SwitchToPHAObj()</text:p>
        </text:list-item>
        <text:list-item>
          <text:p text:style-name="P53">Calls DoSwitchToViewportCommand()</text:p>
        </text:list-item>
        <text:list-item>
          <text:p text:style-name="P53">Control Frame sends a command RQ_SwitchToViewport to datacore</text:p>
        </text:list-item>
        <text:list-item>
          <text:p text:style-name="P53"><text:span text:style-name="T34">R</text:span>Q_SwitchToViewport is picked up by DatacoreSwitchToViewport()</text:p>
        </text:list-item>
        <text:list-item>
          <text:p text:style-name="P53">A reply RP_SwitchToViewport is sent from datacore to Control Frame, <text:span text:style-name="T34">containing the Viewport redraw data.</text:span></text:p>
        </text:list-item>
        <text:list-item>
          <text:p text:style-name="P53">RP_SwitchToViewport is handled by HandleIncomingReplyToControlFrame()</text:p>
        </text:list-item>
        <text:list-item>
          <text:p text:style-name="P53">Calls PostProcessSwitchToViewport()</text:p>
        </text:list-item>
        <text:list-item>
          <text:p text:style-name="P53">Calls SwitchToViewport()</text:p>
        </text:list-item>
        <text:list-item>
          <text:p text:style-name="P53">Calls ShowViewport()</text:p>
        </text:list-item>
      </text:list>
      <text:p text:style-name="P12"/>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8-14T09:45:38.281561622</dc:date>
    <meta:editing-duration>P16DT9H47M57S</meta:editing-duration>
    <meta:editing-cycles>27</meta:editing-cycles>
    <meta:document-statistic meta:table-count="0" meta:image-count="0" meta:object-count="0" meta:page-count="4" meta:paragraph-count="90" meta:word-count="1113" meta:character-count="8132" meta:non-whitespace-character-count="7133"/>
  </office:meta>
</office:document-meta>
</file>